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talico" svg:font-family="Italico" style:font-family-generic="scrip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font-size="12pt" officeooo:paragraph-rsid="00087e28" style:font-size-asian="12pt" style:font-size-complex="12pt"/>
    </style:style>
    <style:style style:name="P2" style:family="paragraph" style:parent-style-name="Standard">
      <style:paragraph-properties fo:text-align="end" style:justify-single-word="false" style:writing-mode="lr-tb"/>
      <style:text-properties fo:font-size="12pt" officeooo:paragraph-rsid="00087e28" style:font-size-asian="12pt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fo:color="#5983b0" loext:opacity="100%" style:font-name="Arial" fo:font-size="16pt" style:text-underline-style="none" officeooo:paragraph-rsid="00087e28" style:font-size-asian="16pt" style:font-size-complex="16pt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.75pt"/>
    </style:style>
    <style:style style:name="T3" style:family="text">
      <style:text-properties style:font-name="sans-serif" fo:font-weight="bold" style:font-weight-asian="bold" style:font-weight-complex="bold"/>
    </style:style>
    <style:style style:name="T4" style:family="text">
      <style:text-properties style:font-name="sans-serif" fo:font-size="10pt" style:font-size-asian="10pt" style:font-size-complex="10pt"/>
    </style:style>
    <style:style style:name="T5" style:family="text">
      <style:text-properties style:font-name="sans-serif" style:text-underline-style="solid" style:text-underline-width="auto" style:text-underline-color="font-color"/>
    </style:style>
    <style:style style:name="T6" style:family="text">
      <style:text-properties style:font-name="sans-serif" officeooo:rsid="00087e2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9211e" loext:opacity="100%" style:font-name="sans-serif" fo:font-weight="bold" style:font-weight-asian="bold" style:font-weight-complex="bold"/>
    </style:style>
    <style:style style:name="T9" style:family="text">
      <style:text-properties fo:color="#729fcf" loext:opacity="100%" style:font-name="sans-serif"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name="Italico" fo:font-weight="bold" style:font-weight-asian="bold" style:font-weight-complex="bold"/>
    </style:style>
    <style:style style:name="T13" style:family="text">
      <style:text-properties style:font-name="Arial"/>
    </style:style>
    <style:style style:name="T14" style:family="text">
      <style:text-properties style:font-name="Arial" fo:font-weight="bold" style:font-weight-asian="bold" style:font-weight-complex="bold"/>
    </style:style>
    <style:style style:name="T15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Arial" officeooo:rsid="00087e28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fo:color="#5983b0" loext:opacity="100%" style:font-name="sans-serif"/>
    </style:style>
    <style:style style:name="T19" style:family="text">
      <style:text-properties fo:color="#5983b0" loext:opacity="100%" style:font-name="sans-serif" style:text-underline-style="solid" style:text-underline-width="auto" style:text-underline-color="font-color"/>
    </style:style>
    <style:style style:name="T20" style:family="text">
      <style:text-properties fo:color="#5983b0" loext:opacity="100%" style:text-underline-style="solid" style:text-underline-width="auto" style:text-underline-color="font-color"/>
    </style:style>
    <style:style style:name="T21" style:family="text">
      <style:text-properties fo:color="#5983b0" loext:opacity="100%" style:font-name="Arial"/>
    </style:style>
    <style:style style:name="T22" style:family="text">
      <style:text-properties fo:color="#5983b0" loext:opacity="100%" style:font-name="Arial" style:text-underline-style="solid" style:text-underline-width="auto" style:text-underline-color="font-color"/>
    </style:style>
    <style:style style:name="T23" style:family="text">
      <style:text-properties fo:color="#5983b0" loext:opacity="100%" style:font-name="Arial" fo:font-size="12pt" style:text-underline-style="solid" style:text-underline-width="auto" style:text-underline-color="font-color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page44R_mcid10"/><text:span text:style-name="T7">Informática</text:span></text:p>
      <text:p text:style-name="P2"><text:bookmark text:name="page44R_mcid11"/><text:span text:style-name="T13"><text:line-break/></text:span><text:span text:style-name="T17">Origem: Wikipédia,</text:span><text:bookmark text:name="page44R_mcid13"/><text:span text:style-name="T17"> a</text:span><text:bookmark text:name="page44R_mcid14"/><text:span text:style-name="T17"> enciclopédia</text:span><text:bookmark text:name="page44R_mcid15"/><text:span text:style-name="T17"> livr</text:span><text:span text:style-name="T4">e.</text:span></text:p>
      <text:p text:style-name="P1"><text:bookmark text:name="page44R_mcid16"/><text:line-break/><text:span text:style-name="T15">Informática</text:span><text:bookmark text:name="page44R_mcid17"/><text:span text:style-name="T13"> é</text:span><text:bookmark text:name="page44R_mcid18"/><text:span text:style-name="T13"> um termo usado para</text:span><text:bookmark text:name="page44R_mcid19"/><text:span text:style-name="T13"> descrever</text:span><text:bookmark text:name="page44R_mcid20"/><text:span text:style-name="T13"> o</text:span><text:bookmark text:name="page44R_mcid21"/><text:span text:style-name="T13"> conjunto</text:span><text:bookmark text:name="page44R_mcid22"/><text:span text:style-name="T13"> das</text:span><text:bookmark text:name="page44R_mcid23"/><text:span text:style-name="T13"> </text:span><text:span text:style-name="T22">ciências</text:span><text:span text:style-name="T13"> relacionadas</text:span><text:bookmark text:name="page44R_mcid24"/><text:span text:style-name="T13"><text:line-break/>ao </text:span><text:span text:style-name="T22">armazenamento</text:span><text:span text:style-name="T13">, transmissão</text:span><text:bookmark text:name="page44R_mcid25"/><text:span text:style-name="T13"> e</text:span><text:bookmark text:name="page44R_mcid26"/><text:span text:style-name="T13"> processamento</text:span><text:bookmark text:name="page44R_mcid27"/><text:span text:style-name="T13"> de</text:span><text:bookmark text:name="page44R_mcid28"/><text:span text:style-name="T13"> informações</text:span><text:bookmark text:name="page44R_mcid29"/><text:span text:style-name="T13"> em meios</text:span><text:bookmark text:name="page44R_mcid30"/><text:span text:style-name="T13"><text:line-break/></text:span><text:span text:style-name="T22">digitais</text:span><text:span text:style-name="T13">,</text:span><text:bookmark text:name="page44R_mcid31"/><text:span text:style-name="T13"> estando</text:span><text:bookmark text:name="page44R_mcid32"/><text:span text:style-name="T13"> incluídas neste grupo:</text:span><text:bookmark text:name="page44R_mcid33"/><text:span text:style-name="T13"> a</text:span><text:bookmark text:name="page44R_mcid34"/><text:span text:style-name="T13"> </text:span><text:span text:style-name="T22">ciência</text:span><text:bookmark text:name="page44R_mcid35"/><text:span text:style-name="T22"> da</text:span><text:bookmark text:name="page44R_mcid36"/><text:span text:style-name="T22"> computação</text:span><text:span text:style-name="T13">,</text:span><text:bookmark text:name="page44R_mcid37"/><text:span text:style-name="T13"> a</text:span><text:bookmark text:name="page44R_mcid38"/><text:span text:style-name="T13"> </text:span><text:span text:style-name="T22">teoria da</text:span><text:bookmark text:name="page44R_mcid39"/><text:span text:style-name="T22"><text:line-break/>informação</text:span><text:span text:style-name="T21">,</text:span><text:bookmark text:name="page44R_mcid40"/><text:span text:style-name="T13"> o</text:span><text:bookmark text:name="page44R_mcid41"/><text:span text:style-name="T13"> </text:span><text:span text:style-name="T22">processo de</text:span><text:bookmark text:name="page44R_mcid42"/><text:span text:style-name="T22"> cálculo</text:span><text:span text:style-name="T13">,</text:span><text:bookmark text:name="page44R_mcid43"/><text:span text:style-name="T13"> a</text:span><text:bookmark text:name="page44R_mcid44"/><text:span text:style-name="T13"> </text:span><text:span text:style-name="T22">análise</text:span><text:bookmark text:name="page44R_mcid45"/><text:span text:style-name="T22"> numérica</text:span><text:bookmark text:name="page44R_mcid47"/><text:span text:style-name="T13"> </text:span><text:span text:style-name="T16">e</text:span><text:span text:style-name="T13"> os</text:span><text:bookmark text:name="page44R_mcid48"/><text:span text:style-name="T13"> métodos teóricos</text:span><text:bookmark text:name="page44R_mcid49"/><text:span text:style-name="T13"> da</text:span><text:bookmark text:name="page44R_mcid50"/><text:span text:style-name="T13"><text:line-break/>representação</text:span><text:bookmark text:name="page44R_mcid51"/><text:span text:style-name="T13"> dos</text:span><text:bookmark text:name="page44R_mcid52"/><text:span text:style-name="T13"> conhecimentos</text:span><text:bookmark text:name="page44R_mcid53"/><text:span text:style-name="T13"> e da</text:span><text:bookmark text:name="page44R_mcid54"/><text:span text:style-name="T13"> modelagem</text:span><text:bookmark text:name="page44R_mcid55"/><text:span text:style-name="T13"> dos</text:span><text:bookmark text:name="page44R_mcid56"/><text:span text:style-name="T13"> problemas. Mas também</text:span><text:bookmark text:name="page44R_mcid57"/><text:span text:style-name="T13"><text:line-break/>pode ser entendida como ciência que estuda</text:span><text:bookmark text:name="page44R_mcid58"/><text:span text:style-name="T13"> o</text:span><text:bookmark text:name="page44R_mcid59"/><text:span text:style-name="T13"> conjunto</text:span><text:bookmark text:name="page44R_mcid60"/><text:span text:style-name="T13"> de</text:span><text:bookmark text:name="page44R_mcid61"/><text:span text:style-name="T13"> informações</text:span><text:bookmark text:name="page44R_mcid62"/><text:span text:style-name="T13"> e</text:span><text:bookmark text:name="page44R_mcid63"/><text:span text:style-name="T13"><text:line-break/>conhecimentos</text:span><text:bookmark text:name="page44R_mcid64"/><text:span text:style-name="T13"> por</text:span><text:bookmark text:name="page44R_mcid65"/><text:span text:style-name="T13"> meios</text:span><text:bookmark text:name="page44R_mcid66"/><text:span text:style-name="T13"> digitais.</text:span><text:bookmark text:name="page44R_mcid67"/><text:span text:style-name="T13"><text:line-break/>O</text:span><text:bookmark text:name="page44R_mcid68"/><text:span text:style-name="T13"> termo informática,</text:span><text:bookmark text:name="page44R_mcid69"/><text:span text:style-name="T13"> é</text:span><text:bookmark text:name="page44R_mcid70"/><text:span text:style-name="T13"> tratado</text:span><text:bookmark text:name="page44R_mcid71"/><text:span text:style-name="T13"> em </text:span><text:span text:style-name="T22">Portugal</text:span><text:span text:style-name="T13"> como </text:span><text:span text:style-name="T22">sinônimo</text:span><text:bookmark text:name="page44R_mcid72"/><text:span text:style-name="T13"> da</text:span><text:bookmark text:name="page44R_mcid73"/><text:span text:style-name="T13"> ciência</text:span><text:bookmark text:name="page44R_mcid74"/><text:span text:style-name="T13"> da</text:span><text:bookmark text:name="page44R_mcid75"/><text:span text:style-name="T13"><text:line-break/>computação,</text:span><text:bookmark text:name="page44R_mcid76"/><text:span text:style-name="T13"> e no</text:span><text:bookmark text:name="page44R_mcid77"/><text:span text:style-name="T13"> </text:span><text:span text:style-name="T22">Brasil</text:span><text:bookmark text:name="page44R_mcid78"/><text:span text:style-name="T13"> é</text:span><text:bookmark text:name="page44R_mcid79"/><text:span text:style-name="T13"> habitualmente usado para rever especificamente</text:span><text:bookmark text:name="page44R_mcid80"/><text:span text:style-name="T13"> o</text:span><text:bookmark text:name="page44R_mcid81"/><text:span text:style-name="T13"><text:line-break/>processo de</text:span><text:bookmark text:name="page44R_mcid82"/><text:span text:style-name="T13"> tratamento</text:span><text:bookmark text:name="page44R_mcid83"/><text:span text:style-name="T13"> da</text:span><text:bookmark text:name="page44R_mcid84"/><text:span text:style-name="T13"> informação por meio</text:span><text:bookmark text:name="page44R_mcid85"/><text:span text:style-name="T13"> de</text:span><text:bookmark text:name="page44R_mcid86"/><text:span text:style-name="T13"> </text:span><text:span text:style-name="T22">máquinas</text:span><text:span text:style-name="T13"> eletrônicas definidas</text:span><text:bookmark text:name="page44R_mcid87"/><text:span text:style-name="T13"><text:line-break/>como </text:span><text:span text:style-name="T22">computadores</text:span><text:span text:style-name="T13">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talico" svg:font-family="Italico" style:font-family-generic="scrip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58:49.717621883</meta:creation-date>
    <dc:date>2023-04-19T11:10:07.193137695</dc:date>
    <meta:editing-duration>PT11M19S</meta:editing-duration>
    <meta:editing-cycles>1</meta:editing-cycles>
    <meta:document-statistic meta:table-count="0" meta:image-count="0" meta:object-count="0" meta:page-count="1" meta:paragraph-count="3" meta:word-count="114" meta:character-count="783" meta:non-whitespace-character-count="670"/>
    <meta:generator>LibreOffice/7.4.5.1$Linux_X86_64 LibreOffice_project/40$Build-1</meta:generator>
  </office:meta>
</office:document-meta>
</file>